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number-columns-repeated="38" table:default-cell-style-name="ce1"/>
        <table:table-column table:style-name="co3" table:number-columns-repeated="16345" table:default-cell-style-name="ce1"/>
        <table:table-row table:style-name="ro1">
          <table:table-cell office:value-type="string" table:style-name="ce1">
            <text:p>utility_component_templ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icon_frame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component_set</text:p>
          </table:table-cell>
          <table:table-cell office:value-type="string" table:style-name="ce1">
            <text:p>ai_weight</text:p>
          </table:table-cell>
          <table:table-cell office:value-type="string" table:style-name="ce1">
            <text:p>upgrades_to</text:p>
          </table:table-cell>
          <table:table-cell office:value-type="string" table:style-name="ce1">
            <text:p>hostile_aura</text:p>
          </table:table-cell>
          <table:table-cell table:number-columns-repeated="14" table:style-name="ce1"/>
          <table:table-cell office:value-type="string" table:style-name="ce1">
            <text:p>friendly_aura</text:p>
          </table:table-cell>
          <table:table-cell table:number-columns-repeated="16359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weight</text:p>
          </table:table-cell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modifier</text:p>
          </table:table-cell>
          <table:table-cell table:number-columns-repeated="5" table:style-name="ce1"/>
          <table:table-cell office:value-type="string" table:style-name="ce1">
            <text:p>graphics</text:p>
          </table:table-cell>
          <table:table-cell table:number-columns-repeated="3" table:style-name="ce1"/>
          <table:table-cell office:value-type="string" table:style-name="ce1">
            <text:p>name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apply_on</text:p>
          </table:table-cell>
          <table:table-cell office:value-type="string" table:style-name="ce1">
            <text:p>stack_info</text:p>
          </table:table-cell>
          <table:table-cell table:style-name="ce1"/>
          <table:table-cell office:value-type="string" table:style-name="ce1">
            <text:p>modifier</text:p>
          </table:table-cell>
          <table:table-cell table:number-columns-repeated="5" table:style-name="ce1"/>
          <table:table-cell office:value-type="string" table:style-name="ce1">
            <text:p>graphics</text:p>
          </table:table-cell>
          <table:table-cell table:number-columns-repeated="16348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ship_accuracy_add</text:p>
          </table:table-cell>
          <table:table-cell office:value-type="string" table:style-name="ce1">
            <text:p>ship_tracking_add</text:p>
          </table:table-cell>
          <table:table-cell office:value-type="string" table:style-name="ce1">
            <text:p>ship_evasion_add</text:p>
          </table:table-cell>
          <table:table-cell office:value-type="string" table:style-name="ce1">
            <text:p>ship_combat_speed_mult</text:p>
          </table:table-cell>
          <table:table-cell office:value-type="string" table:style-name="ce1">
            <text:p>ship_windup_mult</text:p>
          </table:table-cell>
          <table:table-cell office:value-type="string" table:style-name="ce1">
            <text:p>fleet_emergency_ftl_min_days_mult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4" table:style-name="ce1"/>
          <table:table-cell office:value-type="string" table:style-name="ce1">
            <text:p>id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ship_accuracy_add</text:p>
          </table:table-cell>
          <table:table-cell office:value-type="string" table:style-name="ce1">
            <text:p>ship_tracking_add</text:p>
          </table:table-cell>
          <table:table-cell office:value-type="string" table:style-name="ce1">
            <text:p>ship_auto_repair_add</text:p>
          </table:table-cell>
          <table:table-cell office:value-type="string" table:style-name="ce1">
            <text:p>ship_upkeep_mult</text:p>
          </table:table-cell>
          <table:table-cell office:value-type="string" table:style-name="ce1">
            <text:p>ship_windup_mult</text:p>
          </table:table-cell>
          <table:table-cell office:value-type="string" table:style-name="ce1">
            <text:p>ship_speed_mult</text:p>
          </table:table-cell>
          <table:table-cell office:value-type="string" table:style-name="ce1">
            <text:p>area_effect</text:p>
          </table:table-cell>
          <table:table-cell table:style-name="ce1"/>
          <table:table-cell office:value-type="string" table:style-name="ce1">
            <text:p>ship_effect</text:p>
          </table:table-cell>
          <table:table-cell table:number-columns-repeated="16346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1" table:style-name="ce1"/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office:value-type="string" table:style-name="ce1">
            <text:p>entity</text:p>
          </table:table-cell>
          <table:table-cell office:value-type="string" table:style-name="ce1">
            <text:p>dynamic_scale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"EMPTY_AURA_COMPONENTS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mpty_ftl_drive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"CORVETTE_ELECTRONIC_WARFARE_PACKAG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CORVETTE_ELECTRONIC_WARFARE_PACKAGE_2"</text:p>
          </table:table-cell>
          <table:table-cell office:value-type="string" table:style-name="ce1">
            <text:p>"aura_electronic_warfare_package"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-5" table:style-name="ce1">
            <text:p>-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CORVETTE_ELECTRONIC_WARFARE_PACKAG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electronic_warfare_package"</text:p>
          </table:table-cell>
          <table:table-cell office:value-type="float" office:value="8" table:formula="of:=[.K8]*2" table:style-name="ce1">
            <text:p>8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0</text:p>
          </table:table-cell>
          <table:table-cell office:value-type="float" office:value="-10" table:style-name="ce1">
            <text:p>-10</text:p>
          </table:table-cell>
          <table:table-cell office:value-type="float" office:value="-10" table:style-name="ce1">
            <text:p>-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DESTROYER_ELECTRONIC_WARFARE_PACKAG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2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DESTROYER_ELECTRONIC_WARFARE_PACKAGE_2"</text:p>
          </table:table-cell>
          <table:table-cell office:value-type="string" table:style-name="ce1">
            <text:p>"aura_electronic_warfare_package"</text:p>
          </table:table-cell>
          <table:table-cell office:value-type="float" office:value="7" table:formula="of:=[.K8]+3" table:style-name="ce1">
            <text:p>7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</text:p>
          </table:table-cell>
          <table:table-cell office:value-type="float" office:value="-5" table:formula="of:=[.O8]" table:style-name="ce1">
            <text:p>-5</text:p>
          </table:table-cell>
          <table:table-cell office:value-type="float" office:value="-5" table:formula="of:=[.P8]" table:style-name="ce1">
            <text:p>-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DESTROYER_ELECTRONIC_WARFARE_PACKAG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electronic_warfare_package"</text:p>
          </table:table-cell>
          <table:table-cell office:value-type="float" office:value="14" table:formula="of:=[.K10]*2" table:style-name="ce1">
            <text:p>14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0</text:p>
          </table:table-cell>
          <table:table-cell office:value-type="float" office:value="-10" table:formula="of:=[.O9]" table:style-name="ce1">
            <text:p>-10</text:p>
          </table:table-cell>
          <table:table-cell office:value-type="float" office:value="-10" table:formula="of:=[.P9]" table:style-name="ce1">
            <text:p>-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CRUISER_ELECTRONIC_WARFARE_PACKAG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CRUISER_ELECTRONIC_WARFARE_PACKAGE_2"</text:p>
          </table:table-cell>
          <table:table-cell office:value-type="string" table:style-name="ce1">
            <text:p>"aura_electronic_warfare_package"</text:p>
          </table:table-cell>
          <table:table-cell office:value-type="float" office:value="10" table:formula="of:=[.K10]+3" table:style-name="ce1">
            <text:p>1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</text:p>
          </table:table-cell>
          <table:table-cell office:value-type="float" office:value="-5" table:formula="of:=[.O10]" table:style-name="ce1">
            <text:p>-5</text:p>
          </table:table-cell>
          <table:table-cell office:value-type="float" office:value="-5" table:formula="of:=[.P10]" table:style-name="ce1">
            <text:p>-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CRUISER_ELECTRONIC_WARFARE_PACKAG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45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electronic_warfare_package"</text:p>
          </table:table-cell>
          <table:table-cell office:value-type="float" office:value="20" table:formula="of:=[.K12]*2" table:style-name="ce1">
            <text:p>2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0</text:p>
          </table:table-cell>
          <table:table-cell office:value-type="float" office:value="-10" table:formula="of:=[.O11]" table:style-name="ce1">
            <text:p>-10</text:p>
          </table:table-cell>
          <table:table-cell office:value-type="float" office:value="-10" table:formula="of:=[.P11]" table:style-name="ce1">
            <text:p>-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BATTLESHIP_ELECTRONIC_WARFARE_PACKAG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4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BATTLESHIP_ELECTRONIC_WARFARE_PACKAGE_2"</text:p>
          </table:table-cell>
          <table:table-cell office:value-type="string" table:style-name="ce1">
            <text:p>"aura_electronic_warfare_package"</text:p>
          </table:table-cell>
          <table:table-cell office:value-type="float" office:value="13" table:formula="of:=[.K12]+3" table:style-name="ce1">
            <text:p>13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</text:p>
          </table:table-cell>
          <table:table-cell office:value-type="float" office:value="-5" table:formula="of:=[.O12]" table:style-name="ce1">
            <text:p>-5</text:p>
          </table:table-cell>
          <table:table-cell office:value-type="float" office:value="-5" table:formula="of:=[.P12]" table:style-name="ce1">
            <text:p>-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BATTLESHIP_ELECTRONIC_WARFARE_PACKAG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6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electronic_warfare_package"</text:p>
          </table:table-cell>
          <table:table-cell office:value-type="float" office:value="26" table:formula="of:=[.K14]*2" table:style-name="ce1">
            <text:p>26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0</text:p>
          </table:table-cell>
          <table:table-cell office:value-type="float" office:value="-10" table:formula="of:=[.O13]" table:style-name="ce1">
            <text:p>-10</text:p>
          </table:table-cell>
          <table:table-cell office:value-type="float" office:value="-10" table:formula="of:=[.P13]" table:style-name="ce1">
            <text:p>-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DREADNOUGHT_ELECTRONIC_WARFARE_PACKAG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DREADNOUGHT_ELECTRONIC_WARFARE_PACKAGE_2"</text:p>
          </table:table-cell>
          <table:table-cell office:value-type="string" table:style-name="ce1">
            <text:p>"aura_electronic_warfare_package"</text:p>
          </table:table-cell>
          <table:table-cell office:value-type="float" office:value="16" table:formula="of:=[.K14]+3" table:style-name="ce1">
            <text:p>16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</text:p>
          </table:table-cell>
          <table:table-cell office:value-type="float" office:value="-5" table:formula="of:=[.O14]" table:style-name="ce1">
            <text:p>-5</text:p>
          </table:table-cell>
          <table:table-cell office:value-type="float" office:value="-5" table:formula="of:=[.P14]" table:style-name="ce1">
            <text:p>-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DREADNOUGHT_ELECTRONIC_WARFARE_PACKAG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electronic_warfare_package"</text:p>
          </table:table-cell>
          <table:table-cell office:value-type="float" office:value="32" table:formula="of:=[.K16]*2" table:style-name="ce1">
            <text:p>32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0</text:p>
          </table:table-cell>
          <table:table-cell office:value-type="float" office:value="-10" table:formula="of:=[.O15]" table:style-name="ce1">
            <text:p>-10</text:p>
          </table:table-cell>
          <table:table-cell office:value-type="float" office:value="-10" table:formula="of:=[.P15]" table:style-name="ce1">
            <text:p>-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SMALL_STATION_ELECTRONIC_WARFARE_PACKAG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2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SMALL_STATION_ELECTRONIC_WARFARE_PACKAGE_2"</text:p>
          </table:table-cell>
          <table:table-cell office:value-type="string" table:style-name="ce1">
            <text:p>"aura_electronic_warfare_package"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</text:p>
          </table:table-cell>
          <table:table-cell office:value-type="float" office:value="-5" table:formula="of:=[.O16]" table:style-name="ce1">
            <text:p>-5</text:p>
          </table:table-cell>
          <table:table-cell office:value-type="float" office:value="-5" table:formula="of:=[.P16]" table:style-name="ce1">
            <text:p>-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SMALL_STATION_ELECTRONIC_WARFARE_PACKAG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electronic_warfare_package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0</text:p>
          </table:table-cell>
          <table:table-cell office:value-type="float" office:value="-10" table:formula="of:=[.O17]" table:style-name="ce1">
            <text:p>-10</text:p>
          </table:table-cell>
          <table:table-cell office:value-type="float" office:value="-10" table:formula="of:=[.P17]" table:style-name="ce1">
            <text:p>-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MEDIUM_STATION_ELECTRONIC_WARFARE_PACKAG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MEDIUM_STATION_ELECTRONIC_WARFARE_PACKAGE_2"</text:p>
          </table:table-cell>
          <table:table-cell office:value-type="string" table:style-name="ce1">
            <text:p>"aura_electronic_warfare_package"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</text:p>
          </table:table-cell>
          <table:table-cell office:value-type="float" office:value="-5" table:formula="of:=[.O18]" table:style-name="ce1">
            <text:p>-5</text:p>
          </table:table-cell>
          <table:table-cell office:value-type="float" office:value="-5" table:formula="of:=[.P18]" table:style-name="ce1">
            <text:p>-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MEDIUM_STATION_ELECTRONIC_WARFARE_PACKAG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electronic_warfare_package"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0</text:p>
          </table:table-cell>
          <table:table-cell office:value-type="float" office:value="-10" table:formula="of:=[.O19]" table:style-name="ce1">
            <text:p>-10</text:p>
          </table:table-cell>
          <table:table-cell office:value-type="float" office:value="-10" table:formula="of:=[.P19]" table:style-name="ce1">
            <text:p>-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LARGE_STATION_ELECTRONIC_WARFARE_PACKAG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LARGE_STATION_ELECTRONIC_WARFARE_PACKAGE_2"</text:p>
          </table:table-cell>
          <table:table-cell office:value-type="string" table:style-name="ce1">
            <text:p>"aura_electronic_warfare_package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</text:p>
          </table:table-cell>
          <table:table-cell office:value-type="float" office:value="-5" table:formula="of:=[.O20]" table:style-name="ce1">
            <text:p>-5</text:p>
          </table:table-cell>
          <table:table-cell office:value-type="float" office:value="-5" table:formula="of:=[.P20]" table:style-name="ce1">
            <text:p>-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LARGE_STATION_ELECTRONIC_WARFARE_PACKAG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electronic_warfare_package"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0</text:p>
          </table:table-cell>
          <table:table-cell office:value-type="float" office:value="-10" table:formula="of:=[.O21]" table:style-name="ce1">
            <text:p>-10</text:p>
          </table:table-cell>
          <table:table-cell office:value-type="float" office:value="-10" table:formula="of:=[.P21]" table:style-name="ce1">
            <text:p>-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EXTRA_LARGE_STATION_ELECTRONIC_WARFARE_PACKAG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EXTRA_LARGE_STATION_ELECTRONIC_WARFARE_PACKAGE_2"</text:p>
          </table:table-cell>
          <table:table-cell office:value-type="string" table:style-name="ce1">
            <text:p>"aura_electronic_warfare_package"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</text:p>
          </table:table-cell>
          <table:table-cell office:value-type="float" office:value="-5" table:formula="of:=[.O22]" table:style-name="ce1">
            <text:p>-5</text:p>
          </table:table-cell>
          <table:table-cell office:value-type="float" office:value="-5" table:formula="of:=[.P22]" table:style-name="ce1">
            <text:p>-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EXTRA_LARGE_STATION_ELECTRONIC_WARFARE_PACKAG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electronic_warfare_packag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25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electronic_warfare_package"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electronic_warfare_package_aura</text:p>
          </table:table-cell>
          <table:table-cell office:value-type="string" table:style-name="ce1">
            <text:p>10</text:p>
          </table:table-cell>
          <table:table-cell office:value-type="float" office:value="-10" table:formula="of:=[.O23]" table:style-name="ce1">
            <text:p>-10</text:p>
          </table:table-cell>
          <table:table-cell office:value-type="float" office:value="-10" table:formula="of:=[.P23]" table:style-name="ce1">
            <text:p>-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CORVETTE_NETWORKED_TARGETING_NOD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CORVETTE_NETWORKED_TARGETING_NODE_2"</text:p>
          </table:table-cell>
          <table:table-cell table:number-columns-repeated="15" table:style-name="ce1"/>
          <table:table-cell office:value-type="string" table:style-name="ce1">
            <text:p>"aura_ship_networked_targeting_node"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CORVETTE_NETWORKED_TARGETING_NOD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networked_targeting_node"</text:p>
          </table:table-cell>
          <table:table-cell office:value-type="float" office:value="8" table:formula="of:=[.Z26]*2" table:style-name="ce1">
            <text:p>8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DESTROYER_NETWORKED_TARGETING_NOD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2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DESTROYER_NETWORKED_TARGETING_NODE_2"</text:p>
          </table:table-cell>
          <table:table-cell table:number-columns-repeated="15" table:style-name="ce1"/>
          <table:table-cell office:value-type="string" table:style-name="ce1">
            <text:p>"aura_ship_networked_targeting_node"</text:p>
          </table:table-cell>
          <table:table-cell office:value-type="float" office:value="7" table:formula="of:=[.Z26]+3" table:style-name="ce1">
            <text:p>7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</text:p>
          </table:table-cell>
          <table:table-cell office:value-type="float" office:value="5" table:formula="of:=[.AD26]" table:style-name="ce1">
            <text:p>5</text:p>
          </table:table-cell>
          <table:table-cell office:value-type="float" office:value="5" table:formula="of:=[.AE26]" table:style-name="ce1">
            <text:p>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DESTROYER_NETWORKED_TARGETING_NOD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networked_targeting_node"</text:p>
          </table:table-cell>
          <table:table-cell office:value-type="float" office:value="14" table:formula="of:=[.Z28]*2" table:style-name="ce1">
            <text:p>14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0</text:p>
          </table:table-cell>
          <table:table-cell office:value-type="float" office:value="10" table:formula="of:=[.AD27]" table:style-name="ce1">
            <text:p>10</text:p>
          </table:table-cell>
          <table:table-cell office:value-type="float" office:value="10" table:formula="of:=[.AE27]" table:style-name="ce1">
            <text:p>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CRUISER_NETWORKED_TARGETING_NOD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CRUISER_NETWORKED_TARGETING_NODE_2"</text:p>
          </table:table-cell>
          <table:table-cell table:number-columns-repeated="15" table:style-name="ce1"/>
          <table:table-cell office:value-type="string" table:style-name="ce1">
            <text:p>"aura_ship_networked_targeting_node"</text:p>
          </table:table-cell>
          <table:table-cell office:value-type="float" office:value="10" table:formula="of:=[.Z28]+3" table:style-name="ce1">
            <text:p>1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</text:p>
          </table:table-cell>
          <table:table-cell office:value-type="float" office:value="5" table:formula="of:=[.AD28]" table:style-name="ce1">
            <text:p>5</text:p>
          </table:table-cell>
          <table:table-cell office:value-type="float" office:value="5" table:formula="of:=[.AE28]" table:style-name="ce1">
            <text:p>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CRUISER_NETWORKED_TARGETING_NOD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45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networked_targeting_node"</text:p>
          </table:table-cell>
          <table:table-cell office:value-type="float" office:value="20" table:formula="of:=[.Z30]*2" table:style-name="ce1">
            <text:p>2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0</text:p>
          </table:table-cell>
          <table:table-cell office:value-type="float" office:value="10" table:formula="of:=[.AD29]" table:style-name="ce1">
            <text:p>10</text:p>
          </table:table-cell>
          <table:table-cell office:value-type="float" office:value="10" table:formula="of:=[.AE29]" table:style-name="ce1">
            <text:p>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BATTLESHIP_NETWORKED_TARGETING_NOD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4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BATTLESHIP_NETWORKED_TARGETING_NODE_2"</text:p>
          </table:table-cell>
          <table:table-cell table:number-columns-repeated="15" table:style-name="ce1"/>
          <table:table-cell office:value-type="string" table:style-name="ce1">
            <text:p>"aura_ship_networked_targeting_node"</text:p>
          </table:table-cell>
          <table:table-cell office:value-type="float" office:value="13" table:formula="of:=[.Z30]+3" table:style-name="ce1">
            <text:p>13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</text:p>
          </table:table-cell>
          <table:table-cell office:value-type="float" office:value="5" table:formula="of:=[.AD30]" table:style-name="ce1">
            <text:p>5</text:p>
          </table:table-cell>
          <table:table-cell office:value-type="float" office:value="5" table:formula="of:=[.AE30]" table:style-name="ce1">
            <text:p>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BATTLESHIP_NETWORKED_TARGETING_NOD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6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networked_targeting_node"</text:p>
          </table:table-cell>
          <table:table-cell office:value-type="float" office:value="26" table:formula="of:=[.Z32]*2" table:style-name="ce1">
            <text:p>26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0</text:p>
          </table:table-cell>
          <table:table-cell office:value-type="float" office:value="10" table:formula="of:=[.AD31]" table:style-name="ce1">
            <text:p>10</text:p>
          </table:table-cell>
          <table:table-cell office:value-type="float" office:value="10" table:formula="of:=[.AE31]" table:style-name="ce1">
            <text:p>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DREADNOUGHT_NETWORKED_TARGETING_NOD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DREADNOUGHT_NETWORKED_TARGETING_NODE_2"</text:p>
          </table:table-cell>
          <table:table-cell table:number-columns-repeated="15" table:style-name="ce1"/>
          <table:table-cell office:value-type="string" table:style-name="ce1">
            <text:p>"aura_ship_networked_targeting_node"</text:p>
          </table:table-cell>
          <table:table-cell office:value-type="float" office:value="16" table:formula="of:=[.Z32]+3" table:style-name="ce1">
            <text:p>16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</text:p>
          </table:table-cell>
          <table:table-cell office:value-type="float" office:value="5" table:formula="of:=[.AD32]" table:style-name="ce1">
            <text:p>5</text:p>
          </table:table-cell>
          <table:table-cell office:value-type="float" office:value="5" table:formula="of:=[.AE32]" table:style-name="ce1">
            <text:p>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DREADNOUGHT_NETWORKED_TARGETING_NOD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networked_targeting_node"</text:p>
          </table:table-cell>
          <table:table-cell office:value-type="float" office:value="32" table:formula="of:=[.Z34]*2" table:style-name="ce1">
            <text:p>32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0</text:p>
          </table:table-cell>
          <table:table-cell office:value-type="float" office:value="10" table:formula="of:=[.AD33]" table:style-name="ce1">
            <text:p>10</text:p>
          </table:table-cell>
          <table:table-cell office:value-type="float" office:value="10" table:formula="of:=[.AE33]" table:style-name="ce1">
            <text:p>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SMALL_STATION_NETWORKED_TARGETING_NOD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2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SMALL_STATION_NETWORKED_TARGETING_NODE_2"</text:p>
          </table:table-cell>
          <table:table-cell table:number-columns-repeated="15" table:style-name="ce1"/>
          <table:table-cell office:value-type="string" table:style-name="ce1">
            <text:p>"aura_ship_networked_targeting_node"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</text:p>
          </table:table-cell>
          <table:table-cell office:value-type="float" office:value="5" table:formula="of:=[.AD34]" table:style-name="ce1">
            <text:p>5</text:p>
          </table:table-cell>
          <table:table-cell office:value-type="float" office:value="5" table:formula="of:=[.AE34]" table:style-name="ce1">
            <text:p>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SMALL_STATION_NETWORKED_TARGETING_NOD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networked_targeting_node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0</text:p>
          </table:table-cell>
          <table:table-cell office:value-type="float" office:value="10" table:formula="of:=[.AD35]" table:style-name="ce1">
            <text:p>10</text:p>
          </table:table-cell>
          <table:table-cell office:value-type="float" office:value="10" table:formula="of:=[.AE35]" table:style-name="ce1">
            <text:p>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MEDIUM_STATION_NETWORKED_TARGETING_NOD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MEDIUM_STATION_NETWORKED_TARGETING_NODE_2"</text:p>
          </table:table-cell>
          <table:table-cell table:number-columns-repeated="15" table:style-name="ce1"/>
          <table:table-cell office:value-type="string" table:style-name="ce1">
            <text:p>"aura_ship_networked_targeting_node"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</text:p>
          </table:table-cell>
          <table:table-cell office:value-type="float" office:value="5" table:formula="of:=[.AD36]" table:style-name="ce1">
            <text:p>5</text:p>
          </table:table-cell>
          <table:table-cell office:value-type="float" office:value="5" table:formula="of:=[.AE36]" table:style-name="ce1">
            <text:p>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MEDIUM_STATION_NETWORKED_TARGETING_NOD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networked_targeting_node"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0</text:p>
          </table:table-cell>
          <table:table-cell office:value-type="float" office:value="10" table:formula="of:=[.AD37]" table:style-name="ce1">
            <text:p>10</text:p>
          </table:table-cell>
          <table:table-cell office:value-type="float" office:value="10" table:formula="of:=[.AE37]" table:style-name="ce1">
            <text:p>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LARGE_STATION_NETWORKED_TARGETING_NOD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LARGE_STATION_NETWORKED_TARGETING_NODE_2"</text:p>
          </table:table-cell>
          <table:table-cell table:number-columns-repeated="15" table:style-name="ce1"/>
          <table:table-cell office:value-type="string" table:style-name="ce1">
            <text:p>"aura_ship_networked_targeting_node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</text:p>
          </table:table-cell>
          <table:table-cell office:value-type="float" office:value="5" table:formula="of:=[.AD38]" table:style-name="ce1">
            <text:p>5</text:p>
          </table:table-cell>
          <table:table-cell office:value-type="float" office:value="5" table:formula="of:=[.AE38]" table:style-name="ce1">
            <text:p>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LARGE_STATION_NETWORKED_TARGETING_NOD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networked_targeting_node"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0</text:p>
          </table:table-cell>
          <table:table-cell office:value-type="float" office:value="10" table:formula="of:=[.AD39]" table:style-name="ce1">
            <text:p>10</text:p>
          </table:table-cell>
          <table:table-cell office:value-type="float" office:value="10" table:formula="of:=[.AE39]" table:style-name="ce1">
            <text:p>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EXTRA_LARGE_STATION_NETWORKED_TARGETING_NODE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EXTRA_LARGE_STATION_NETWORKED_TARGETING_NODE_2"</text:p>
          </table:table-cell>
          <table:table-cell table:number-columns-repeated="15" table:style-name="ce1"/>
          <table:table-cell office:value-type="string" table:style-name="ce1">
            <text:p>"aura_ship_networked_targeting_node"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</text:p>
          </table:table-cell>
          <table:table-cell office:value-type="float" office:value="5" table:formula="of:=[.AD40]" table:style-name="ce1">
            <text:p>5</text:p>
          </table:table-cell>
          <table:table-cell office:value-type="float" office:value="5" table:formula="of:=[.AE40]" table:style-name="ce1">
            <text:p>5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EXTRA_LARGE_STATION_NETWORKED_TARGETING_NODE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networked_targeting_node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25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networked_targeting_node"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networked_targeting_node_aura</text:p>
          </table:table-cell>
          <table:table-cell office:value-type="string" table:style-name="ce1">
            <text:p>10</text:p>
          </table:table-cell>
          <table:table-cell office:value-type="float" office:value="10" table:formula="of:=[.AD41]" table:style-name="ce1">
            <text:p>10</text:p>
          </table:table-cell>
          <table:table-cell office:value-type="float" office:value="10" table:formula="of:=[.AE41]" table:style-name="ce1">
            <text:p>10</text:p>
          </table:table-cell>
          <table:table-cell table:number-columns-repeated="4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CORVETTE_LOGISTICAL_SUPPORT_GRID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CORVETTE_LOGISTICAL_SUPPORT_GRID_2"</text:p>
          </table:table-cell>
          <table:table-cell table:number-columns-repeated="15" table:style-name="ce1"/>
          <table:table-cell office:value-type="string" table:style-name="ce1">
            <text:p>"aura_ship_logistical_support_grid"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0.01" table:style-name="ce1">
            <text:p>0.01</text:p>
          </table:table-cell>
          <table:table-cell office:value-type="float" office:value="-0.05" table:style-name="ce1">
            <text:p>-0.05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CORVETTE_LOGISTICAL_SUPPORT_GRID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logistical_support_grid"</text:p>
          </table:table-cell>
          <table:table-cell office:value-type="float" office:value="8" table:formula="of:=[.Z44]*2" table:style-name="ce1">
            <text:p>8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0.02" table:formula="of:=2*[.AF44]" table:style-name="ce1">
            <text:p>0.02</text:p>
          </table:table-cell>
          <table:table-cell office:value-type="float" office:value="-0.1" table:formula="of:=2*[.AG44]" table:style-name="ce1">
            <text:p>-0.1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DESTROYER_LOGISTICAL_SUPPORT_GRID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2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DESTROYER_LOGISTICAL_SUPPORT_GRID_2"</text:p>
          </table:table-cell>
          <table:table-cell table:number-columns-repeated="15" table:style-name="ce1"/>
          <table:table-cell office:value-type="string" table:style-name="ce1">
            <text:p>"aura_ship_logistical_support_grid"</text:p>
          </table:table-cell>
          <table:table-cell office:value-type="float" office:value="7" table:formula="of:=[.Z44]+3" table:style-name="ce1">
            <text:p>7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0.01" table:formula="of:=[.AF44]" table:style-name="ce1">
            <text:p>0.01</text:p>
          </table:table-cell>
          <table:table-cell office:value-type="float" office:value="-0.05" table:formula="of:=[.AG44]" table:style-name="ce1">
            <text:p>-0.05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DESTROYER_LOGISTICAL_SUPPORT_GRID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logistical_support_grid"</text:p>
          </table:table-cell>
          <table:table-cell office:value-type="float" office:value="14" table:formula="of:=[.Z46]*2" table:style-name="ce1">
            <text:p>14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0.02" table:formula="of:=[.AF45]" table:style-name="ce1">
            <text:p>0.02</text:p>
          </table:table-cell>
          <table:table-cell office:value-type="float" office:value="-0.1" table:formula="of:=[.AG45]" table:style-name="ce1">
            <text:p>-0.1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CRUISER_LOGISTICAL_SUPPORT_GRID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CRUISER_LOGISTICAL_SUPPORT_GRID_2"</text:p>
          </table:table-cell>
          <table:table-cell table:number-columns-repeated="15" table:style-name="ce1"/>
          <table:table-cell office:value-type="string" table:style-name="ce1">
            <text:p>"aura_ship_logistical_support_grid"</text:p>
          </table:table-cell>
          <table:table-cell office:value-type="float" office:value="10" table:formula="of:=[.Z46]+3" table:style-name="ce1">
            <text:p>1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0.01" table:formula="of:=[.AF46]" table:style-name="ce1">
            <text:p>0.01</text:p>
          </table:table-cell>
          <table:table-cell office:value-type="float" office:value="-0.05" table:formula="of:=[.AG46]" table:style-name="ce1">
            <text:p>-0.05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CRUISER_LOGISTICAL_SUPPORT_GRID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45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logistical_support_grid"</text:p>
          </table:table-cell>
          <table:table-cell office:value-type="float" office:value="20" table:formula="of:=[.Z48]*2" table:style-name="ce1">
            <text:p>2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0.02" table:formula="of:=[.AF47]" table:style-name="ce1">
            <text:p>0.02</text:p>
          </table:table-cell>
          <table:table-cell office:value-type="float" office:value="-0.1" table:formula="of:=[.AG47]" table:style-name="ce1">
            <text:p>-0.1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BATTLESHIP_LOGISTICAL_SUPPORT_GRID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4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BATTLESHIP_LOGISTICAL_SUPPORT_GRID_2"</text:p>
          </table:table-cell>
          <table:table-cell table:number-columns-repeated="15" table:style-name="ce1"/>
          <table:table-cell office:value-type="string" table:style-name="ce1">
            <text:p>"aura_ship_logistical_support_grid"</text:p>
          </table:table-cell>
          <table:table-cell office:value-type="float" office:value="13" table:formula="of:=[.Z48]+3" table:style-name="ce1">
            <text:p>13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0.01" table:formula="of:=[.AF48]" table:style-name="ce1">
            <text:p>0.01</text:p>
          </table:table-cell>
          <table:table-cell office:value-type="float" office:value="-0.05" table:formula="of:=[.AG48]" table:style-name="ce1">
            <text:p>-0.05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BATTLESHIP_LOGISTICAL_SUPPORT_GRID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6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logistical_support_grid"</text:p>
          </table:table-cell>
          <table:table-cell office:value-type="float" office:value="26" table:formula="of:=[.Z50]*2" table:style-name="ce1">
            <text:p>26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0.02" table:formula="of:=[.AF49]" table:style-name="ce1">
            <text:p>0.02</text:p>
          </table:table-cell>
          <table:table-cell office:value-type="float" office:value="-0.1" table:formula="of:=[.AG49]" table:style-name="ce1">
            <text:p>-0.1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DREADNOUGHT_LOGISTICAL_SUPPORT_GRID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DREADNOUGHT_LOGISTICAL_SUPPORT_GRID_2"</text:p>
          </table:table-cell>
          <table:table-cell table:number-columns-repeated="15" table:style-name="ce1"/>
          <table:table-cell office:value-type="string" table:style-name="ce1">
            <text:p>"aura_ship_logistical_support_grid"</text:p>
          </table:table-cell>
          <table:table-cell office:value-type="float" office:value="16" table:formula="of:=[.Z50]+3" table:style-name="ce1">
            <text:p>16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0.01" table:formula="of:=[.AF50]" table:style-name="ce1">
            <text:p>0.01</text:p>
          </table:table-cell>
          <table:table-cell office:value-type="float" office:value="-0.05" table:formula="of:=[.AG50]" table:style-name="ce1">
            <text:p>-0.05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DREADNOUGHT_LOGISTICAL_SUPPORT_GRID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logistical_support_grid"</text:p>
          </table:table-cell>
          <table:table-cell office:value-type="float" office:value="32" table:formula="of:=[.Z52]*2" table:style-name="ce1">
            <text:p>32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0.02" table:formula="of:=[.AF51]" table:style-name="ce1">
            <text:p>0.02</text:p>
          </table:table-cell>
          <table:table-cell office:value-type="float" office:value="-0.1" table:formula="of:=[.AG51]" table:style-name="ce1">
            <text:p>-0.1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SMALL_STATION_LOGISTICAL_SUPPORT_GRID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2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SMALL_STATION_LOGISTICAL_SUPPORT_GRID_2"</text:p>
          </table:table-cell>
          <table:table-cell table:number-columns-repeated="15" table:style-name="ce1"/>
          <table:table-cell office:value-type="string" table:style-name="ce1">
            <text:p>"aura_ship_logistical_support_grid"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0.01" table:formula="of:=[.AF52]" table:style-name="ce1">
            <text:p>0.01</text:p>
          </table:table-cell>
          <table:table-cell office:value-type="float" office:value="-0.05" table:formula="of:=[.AG52]" table:style-name="ce1">
            <text:p>-0.05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SMALL_STATION_LOGISTICAL_SUPPORT_GRID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logistical_support_grid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0.02" table:formula="of:=[.AF53]" table:style-name="ce1">
            <text:p>0.02</text:p>
          </table:table-cell>
          <table:table-cell office:value-type="float" office:value="-0.1" table:formula="of:=[.AG53]" table:style-name="ce1">
            <text:p>-0.1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MEDIUM_STATION_LOGISTICAL_SUPPORT_GRID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MEDIUM_STATION_LOGISTICAL_SUPPORT_GRID_2"</text:p>
          </table:table-cell>
          <table:table-cell table:number-columns-repeated="15" table:style-name="ce1"/>
          <table:table-cell office:value-type="string" table:style-name="ce1">
            <text:p>"aura_ship_logistical_support_grid"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0.01" table:formula="of:=[.AF54]" table:style-name="ce1">
            <text:p>0.01</text:p>
          </table:table-cell>
          <table:table-cell office:value-type="float" office:value="-0.05" table:formula="of:=[.AG54]" table:style-name="ce1">
            <text:p>-0.05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MEDIUM_STATION_LOGISTICAL_SUPPORT_GRID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logistical_support_grid"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0.02" table:formula="of:=[.AF55]" table:style-name="ce1">
            <text:p>0.02</text:p>
          </table:table-cell>
          <table:table-cell office:value-type="float" office:value="-0.1" table:formula="of:=[.AG55]" table:style-name="ce1">
            <text:p>-0.1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LARGE_STATION_LOGISTICAL_SUPPORT_GRID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LARGE_STATION_LOGISTICAL_SUPPORT_GRID_2"</text:p>
          </table:table-cell>
          <table:table-cell table:number-columns-repeated="15" table:style-name="ce1"/>
          <table:table-cell office:value-type="string" table:style-name="ce1">
            <text:p>"aura_ship_logistical_support_grid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0.01" table:formula="of:=[.AF56]" table:style-name="ce1">
            <text:p>0.01</text:p>
          </table:table-cell>
          <table:table-cell office:value-type="float" office:value="-0.05" table:formula="of:=[.AG56]" table:style-name="ce1">
            <text:p>-0.05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LARGE_STATION_LOGISTICAL_SUPPORT_GRID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logistical_support_grid"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0.02" table:formula="of:=[.AF57]" table:style-name="ce1">
            <text:p>0.02</text:p>
          </table:table-cell>
          <table:table-cell office:value-type="float" office:value="-0.1" table:formula="of:=[.AG57]" table:style-name="ce1">
            <text:p>-0.1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EXTRA_LARGE_STATION_LOGISTICAL_SUPPORT_GRID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EXTRA_LARGE_STATION_LOGISTICAL_SUPPORT_GRID_2"</text:p>
          </table:table-cell>
          <table:table-cell table:number-columns-repeated="15" table:style-name="ce1"/>
          <table:table-cell office:value-type="string" table:style-name="ce1">
            <text:p>"aura_ship_logistical_support_grid"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0.01" table:formula="of:=[.AF58]" table:style-name="ce1">
            <text:p>0.01</text:p>
          </table:table-cell>
          <table:table-cell office:value-type="float" office:value="-0.05" table:formula="of:=[.AG58]" table:style-name="ce1">
            <text:p>-0.05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EXTRA_LARGE_STATION_LOGISTICAL_SUPPORT_GRID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logistical_support_grid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25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ship_logistical_support_grid"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logistical_support_grid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0.02" table:formula="of:=[.AF59]" table:style-name="ce1">
            <text:p>0.02</text:p>
          </table:table-cell>
          <table:table-cell office:value-type="float" office:value="-0.1" table:formula="of:=[.AG59]" table:style-name="ce1">
            <text:p>-0.1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CORVETTE_BARRIER_FIELD_GENERA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CORVETTE_BARRIER_FIELD_GENERATOR_2"</text:p>
          </table:table-cell>
          <table:table-cell office:value-type="string" table:style-name="ce1">
            <text:p>"aura_barrier_field_generator"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-5" table:style-name="ce1">
            <text:p>-5</text:p>
          </table:table-cell>
          <table:table-cell office:value-type="float" office:value="-0.2" table:style-name="ce1">
            <text:p>-0.2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CORVETTE_BARRIER_FIELD_GENERA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barrier_field_generator"</text:p>
          </table:table-cell>
          <table:table-cell office:value-type="float" office:value="8" table:formula="of:=[.K62]*2" table:style-name="ce1">
            <text:p>8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-10" table:style-name="ce1">
            <text:p>-10</text:p>
          </table:table-cell>
          <table:table-cell office:value-type="float" office:value="-0.4" table:style-name="ce1">
            <text:p>-0.4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DESTROYER_BARRIER_FIELD_GENERA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2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DESTROYER_BARRIER_FIELD_GENERATOR_2"</text:p>
          </table:table-cell>
          <table:table-cell office:value-type="string" table:style-name="ce1">
            <text:p>"aura_barrier_field_generator"</text:p>
          </table:table-cell>
          <table:table-cell office:value-type="float" office:value="7" table:formula="of:=[.K62]+3" table:style-name="ce1">
            <text:p>7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-5" table:formula="of:=[.Q62]" table:style-name="ce1">
            <text:p>-5</text:p>
          </table:table-cell>
          <table:table-cell office:value-type="float" office:value="-0.2" table:formula="of:=[.R62]" table:style-name="ce1">
            <text:p>-0.2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DESTROYER_BARRIER_FIELD_GENERA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barrier_field_generator"</text:p>
          </table:table-cell>
          <table:table-cell office:value-type="float" office:value="14" table:formula="of:=[.K64]*2" table:style-name="ce1">
            <text:p>14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-10" table:formula="of:=[.Q63]" table:style-name="ce1">
            <text:p>-10</text:p>
          </table:table-cell>
          <table:table-cell office:value-type="float" office:value="-0.4" table:formula="of:=[.R63]" table:style-name="ce1">
            <text:p>-0.4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CRUISER_BARRIER_FIELD_GENERA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CRUISER_BARRIER_FIELD_GENERATOR_2"</text:p>
          </table:table-cell>
          <table:table-cell office:value-type="string" table:style-name="ce1">
            <text:p>"aura_barrier_field_generator"</text:p>
          </table:table-cell>
          <table:table-cell office:value-type="float" office:value="10" table:formula="of:=[.K64]+3" table:style-name="ce1">
            <text:p>1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-5" table:formula="of:=[.Q64]" table:style-name="ce1">
            <text:p>-5</text:p>
          </table:table-cell>
          <table:table-cell office:value-type="float" office:value="-0.2" table:formula="of:=[.R64]" table:style-name="ce1">
            <text:p>-0.2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CRUISER_BARRIER_FIELD_GENERA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45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barrier_field_generator"</text:p>
          </table:table-cell>
          <table:table-cell office:value-type="float" office:value="20" table:formula="of:=[.K66]*2" table:style-name="ce1">
            <text:p>2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-10" table:formula="of:=[.Q65]" table:style-name="ce1">
            <text:p>-10</text:p>
          </table:table-cell>
          <table:table-cell office:value-type="float" office:value="-0.4" table:formula="of:=[.R65]" table:style-name="ce1">
            <text:p>-0.4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BATTLESHIP_BARRIER_FIELD_GENERA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4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BATTLESHIP_BARRIER_FIELD_GENERATOR_2"</text:p>
          </table:table-cell>
          <table:table-cell office:value-type="string" table:style-name="ce1">
            <text:p>"aura_barrier_field_generator"</text:p>
          </table:table-cell>
          <table:table-cell office:value-type="float" office:value="13" table:formula="of:=[.K66]+3" table:style-name="ce1">
            <text:p>13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-5" table:formula="of:=[.Q66]" table:style-name="ce1">
            <text:p>-5</text:p>
          </table:table-cell>
          <table:table-cell office:value-type="float" office:value="-0.2" table:formula="of:=[.R66]" table:style-name="ce1">
            <text:p>-0.2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BATTLESHIP_BARRIER_FIELD_GENERA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6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barrier_field_generator"</text:p>
          </table:table-cell>
          <table:table-cell office:value-type="float" office:value="26" table:formula="of:=[.K68]*2" table:style-name="ce1">
            <text:p>26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-10" table:formula="of:=[.Q67]" table:style-name="ce1">
            <text:p>-10</text:p>
          </table:table-cell>
          <table:table-cell office:value-type="float" office:value="-0.4" table:formula="of:=[.R67]" table:style-name="ce1">
            <text:p>-0.4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DREADNOUGHT_BARRIER_FIELD_GENERA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DREADNOUGHT_BARRIER_FIELD_GENERATOR_2"</text:p>
          </table:table-cell>
          <table:table-cell office:value-type="string" table:style-name="ce1">
            <text:p>"aura_barrier_field_generator"</text:p>
          </table:table-cell>
          <table:table-cell office:value-type="float" office:value="16" table:formula="of:=[.K68]+3" table:style-name="ce1">
            <text:p>16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-5" table:formula="of:=[.Q68]" table:style-name="ce1">
            <text:p>-5</text:p>
          </table:table-cell>
          <table:table-cell office:value-type="float" office:value="-0.2" table:formula="of:=[.R68]" table:style-name="ce1">
            <text:p>-0.2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DREADNOUGHT_BARRIER_FIELD_GENERA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barrier_field_generator"</text:p>
          </table:table-cell>
          <table:table-cell office:value-type="float" office:value="32" table:formula="of:=[.K70]*2" table:style-name="ce1">
            <text:p>32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-10" table:formula="of:=[.Q69]" table:style-name="ce1">
            <text:p>-10</text:p>
          </table:table-cell>
          <table:table-cell office:value-type="float" office:value="-0.4" table:formula="of:=[.R69]" table:style-name="ce1">
            <text:p>-0.4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SMALL_STATION_BARRIER_FIELD_GENERA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2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SMALL_STATION_BARRIER_FIELD_GENERATOR_2"</text:p>
          </table:table-cell>
          <table:table-cell office:value-type="string" table:style-name="ce1">
            <text:p>"aura_barrier_field_generator"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-5" table:formula="of:=[.Q70]" table:style-name="ce1">
            <text:p>-5</text:p>
          </table:table-cell>
          <table:table-cell office:value-type="float" office:value="-0.2" table:formula="of:=[.R70]" table:style-name="ce1">
            <text:p>-0.2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SMALL_STATION_BARRIER_FIELD_GENERA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barrier_field_generato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-10" table:formula="of:=[.Q71]" table:style-name="ce1">
            <text:p>-10</text:p>
          </table:table-cell>
          <table:table-cell office:value-type="float" office:value="-0.4" table:formula="of:=[.R71]" table:style-name="ce1">
            <text:p>-0.4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MEDIUM_STATION_BARRIER_FIELD_GENERA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MEDIUM_STATION_BARRIER_FIELD_GENERATOR_2"</text:p>
          </table:table-cell>
          <table:table-cell office:value-type="string" table:style-name="ce1">
            <text:p>"aura_barrier_field_generator"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-5" table:formula="of:=[.Q72]" table:style-name="ce1">
            <text:p>-5</text:p>
          </table:table-cell>
          <table:table-cell office:value-type="float" office:value="-0.2" table:formula="of:=[.R72]" table:style-name="ce1">
            <text:p>-0.2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MEDIUM_STATION_BARRIER_FIELD_GENERA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barrier_field_generator"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-10" table:formula="of:=[.Q73]" table:style-name="ce1">
            <text:p>-10</text:p>
          </table:table-cell>
          <table:table-cell office:value-type="float" office:value="-0.4" table:formula="of:=[.R73]" table:style-name="ce1">
            <text:p>-0.4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LARGE_STATION_BARRIER_FIELD_GENERA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LARGE_STATION_BARRIER_FIELD_GENERATOR_2"</text:p>
          </table:table-cell>
          <table:table-cell office:value-type="string" table:style-name="ce1">
            <text:p>"aura_barrier_field_generato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-5" table:formula="of:=[.Q74]" table:style-name="ce1">
            <text:p>-5</text:p>
          </table:table-cell>
          <table:table-cell office:value-type="float" office:value="-0.2" table:formula="of:=[.R74]" table:style-name="ce1">
            <text:p>-0.2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LARGE_STATION_BARRIER_FIELD_GENERA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barrier_field_generator"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-10" table:formula="of:=[.Q75]" table:style-name="ce1">
            <text:p>-10</text:p>
          </table:table-cell>
          <table:table-cell office:value-type="float" office:value="-0.4" table:formula="of:=[.R75]" table:style-name="ce1">
            <text:p>-0.4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EXTRA_LARGE_STATION_BARRIER_FIELD_GENERA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EXTRA_LARGE_STATION_BARRIER_FIELD_GENERATOR_2"</text:p>
          </table:table-cell>
          <table:table-cell office:value-type="string" table:style-name="ce1">
            <text:p>"aura_barrier_field_generator"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</text:p>
          </table:table-cell>
          <table:table-cell table:number-columns-repeated="2" table:style-name="ce1"/>
          <table:table-cell office:value-type="float" office:value="-5" table:formula="of:=[.Q76]" table:style-name="ce1">
            <text:p>-5</text:p>
          </table:table-cell>
          <table:table-cell office:value-type="float" office:value="-0.2" table:formula="of:=[.R76]" table:style-name="ce1">
            <text:p>-0.2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EXTRA_LARGE_STATION_BARRIER_FIELD_GENERA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barrier_field_genera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25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barrier_field_generator"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barrier_field_generator_aura</text:p>
          </table:table-cell>
          <table:table-cell office:value-type="string" table:style-name="ce1">
            <text:p>10</text:p>
          </table:table-cell>
          <table:table-cell table:number-columns-repeated="2" table:style-name="ce1"/>
          <table:table-cell office:value-type="float" office:value="-10" table:formula="of:=[.Q77]" table:style-name="ce1">
            <text:p>-10</text:p>
          </table:table-cell>
          <table:table-cell office:value-type="float" office:value="-0.4" table:formula="of:=[.R77]" table:style-name="ce1">
            <text:p>-0.4</text:p>
          </table:table-cell>
          <table:table-cell table:number-columns-repeated="2" table:style-name="ce1"/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SMALL_STATION_GRAVITON_STABILIZE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graviton_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2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SMALL_STATION_GRAVITON_STABILIZER_2"</text:p>
          </table:table-cell>
          <table:table-cell table:number-columns-repeated="15" table:style-name="ce1"/>
          <table:table-cell office:value-type="string" table:style-name="ce1">
            <text:p>"aura_graviton_stabilizer"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graviton_stabilizer_aura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float" office:value="-0.2" table:style-name="ce1">
            <text:p>-0.2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SMALL_STATION_GRAVITON_STABILIZE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graviton_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graviton_stabilize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graviton_stabilizer_aura</text:p>
          </table:table-cell>
          <table:table-cell office:value-type="string" table:style-name="ce1">
            <text:p>10</text:p>
          </table:table-cell>
          <table:table-cell table:number-columns-repeated="4" table:style-name="ce1"/>
          <table:table-cell office:value-type="float" office:value="-0.4" table:style-name="ce1">
            <text:p>-0.4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MEDIUM_STATION_GRAVITON_STABILIZE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graviton_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MEDIUM_STATION_GRAVITON_STABILIZER_2"</text:p>
          </table:table-cell>
          <table:table-cell table:number-columns-repeated="15" table:style-name="ce1"/>
          <table:table-cell office:value-type="string" table:style-name="ce1">
            <text:p>"aura_graviton_stabilizer"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graviton_stabilizer_aura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float" office:value="-0.2" table:formula="of:=[.AH80]" table:style-name="ce1">
            <text:p>-0.2</text:p>
          </table:table-cell>
          <table:table-cell office:value-type="float" office:value="0.3" table:formula="of:=[.AI80]" table:style-name="ce1">
            <text:p>0.3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MEDIUM_STATION_GRAVITON_STABILIZE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graviton_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graviton_stabilizer"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graviton_stabilizer_aura</text:p>
          </table:table-cell>
          <table:table-cell office:value-type="string" table:style-name="ce1">
            <text:p>10</text:p>
          </table:table-cell>
          <table:table-cell table:number-columns-repeated="4" table:style-name="ce1"/>
          <table:table-cell office:value-type="float" office:value="-0.4" table:formula="of:=[.AH81]" table:style-name="ce1">
            <text:p>-0.4</text:p>
          </table:table-cell>
          <table:table-cell office:value-type="float" office:value="0.6" table:formula="of:=[.AI81]" table:style-name="ce1">
            <text:p>0.6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LARGE_STATION_GRAVITON_STABILIZE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graviton_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LARGE_STATION_GRAVITON_STABILIZER_2"</text:p>
          </table:table-cell>
          <table:table-cell table:number-columns-repeated="15" table:style-name="ce1"/>
          <table:table-cell office:value-type="string" table:style-name="ce1">
            <text:p>"aura_graviton_stabilize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graviton_stabilizer_aura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float" office:value="-0.2" table:formula="of:=[.AH82]" table:style-name="ce1">
            <text:p>-0.2</text:p>
          </table:table-cell>
          <table:table-cell office:value-type="float" office:value="0.3" table:formula="of:=[.AI82]" table:style-name="ce1">
            <text:p>0.3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LARGE_STATION_GRAVITON_STABILIZE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graviton_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graviton_stabilizer"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graviton_stabilizer_aura</text:p>
          </table:table-cell>
          <table:table-cell office:value-type="string" table:style-name="ce1">
            <text:p>10</text:p>
          </table:table-cell>
          <table:table-cell table:number-columns-repeated="4" table:style-name="ce1"/>
          <table:table-cell office:value-type="float" office:value="-0.4" table:formula="of:=[.AH83]" table:style-name="ce1">
            <text:p>-0.4</text:p>
          </table:table-cell>
          <table:table-cell office:value-type="float" office:value="0.6" table:formula="of:=[.AI83]" table:style-name="ce1">
            <text:p>0.6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EXTRA_LARGE_STATION_GRAVITON_STABILIZE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graviton_stabilize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EXTRA_LARGE_STATION_GRAVITON_STABILIZER_2"</text:p>
          </table:table-cell>
          <table:table-cell table:number-columns-repeated="15" table:style-name="ce1"/>
          <table:table-cell office:value-type="string" table:style-name="ce1">
            <text:p>"aura_graviton_stabilizer"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graviton_stabilizer_aura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float" office:value="-0.2" table:formula="of:=[.AH84]" table:style-name="ce1">
            <text:p>-0.2</text:p>
          </table:table-cell>
          <table:table-cell office:value-type="float" office:value="0.3" table:formula="of:=[.AI84]" table:style-name="ce1">
            <text:p>0.3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EXTRA_LARGE_STATION_GRAVITON_STABILIZE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graviton_stabilize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25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number-columns-repeated="16" table:style-name="ce1"/>
          <table:table-cell office:value-type="string" table:style-name="ce1">
            <text:p>"aura_graviton_stabilizer"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friendly_graviton_stabilizer_aura</text:p>
          </table:table-cell>
          <table:table-cell office:value-type="string" table:style-name="ce1">
            <text:p>10</text:p>
          </table:table-cell>
          <table:table-cell table:number-columns-repeated="4" table:style-name="ce1"/>
          <table:table-cell office:value-type="float" office:value="-0.4" table:formula="of:=[.AH85]" table:style-name="ce1">
            <text:p>-0.4</text:p>
          </table:table-cell>
          <table:table-cell office:value-type="float" office:value="0.6" table:formula="of:=[.AI85]" table:style-name="ce1">
            <text:p>0.6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positive_entity"</text:p>
          </table:table-cell>
          <table:table-cell office:value-type="string" table:style-name="ce1">
            <text:p>no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"SMALL_STATION_FTL_INHIBI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ftl_inhibi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2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SMALL_STATION_FTL_INHIBITOR_2"</text:p>
          </table:table-cell>
          <table:table-cell office:value-type="string" table:style-name="ce1">
            <text:p>"aura_ftl_inhibitor"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ftl_inhibitor_aura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SMALL_STATION_FTL_INHIBI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ftl_inhibi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ftl_inhibitor"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ftl_inhibitor_aura</text:p>
          </table:table-cell>
          <table:table-cell office:value-type="string" table:style-name="ce1">
            <text:p>10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MEDIUM_STATION_FTL_INHIBI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ftl_inhibi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5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MEDIUM_STATION_FTL_INHIBITOR_2"</text:p>
          </table:table-cell>
          <table:table-cell office:value-type="string" table:style-name="ce1">
            <text:p>"aura_ftl_inhibitor"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ftl_inhibitor_aura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float" office:value="1" table:formula="of:=[.S88]" table:style-name="ce1">
            <text:p>1</text:p>
          </table:table-cell>
          <table:table-cell office:value-type="float" office:value="1" table:formula="of:=[.T88]" table:style-name="ce1">
            <text:p>1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MEDIUM_STATION_FTL_INHIBI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ftl_inhibi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ftl_inhibitor"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ftl_inhibitor_aura</text:p>
          </table:table-cell>
          <table:table-cell office:value-type="string" table:style-name="ce1">
            <text:p>10</text:p>
          </table:table-cell>
          <table:table-cell table:number-columns-repeated="4" table:style-name="ce1"/>
          <table:table-cell office:value-type="float" office:value="2" table:formula="of:=[.S89]" table:style-name="ce1">
            <text:p>2</text:p>
          </table:table-cell>
          <table:table-cell office:value-type="float" office:value="2" table:formula="of:=[.T89]" table:style-name="ce1">
            <text:p>2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LARGE_STATION_FTL_INHIBI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ftl_inhibi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7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LARGE_STATION_FTL_INHIBITOR_2"</text:p>
          </table:table-cell>
          <table:table-cell office:value-type="string" table:style-name="ce1">
            <text:p>"aura_ftl_inhibitor"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ftl_inhibitor_aura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float" office:value="1" table:formula="of:=[.S90]" table:style-name="ce1">
            <text:p>1</text:p>
          </table:table-cell>
          <table:table-cell office:value-type="float" office:value="1" table:formula="of:=[.T90]" table:style-name="ce1">
            <text:p>1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LARGE_STATION_FTL_INHIBI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ftl_inhibi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ftl_inhibitor"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ftl_inhibitor_aura</text:p>
          </table:table-cell>
          <table:table-cell office:value-type="string" table:style-name="ce1">
            <text:p>10</text:p>
          </table:table-cell>
          <table:table-cell table:number-columns-repeated="4" table:style-name="ce1"/>
          <table:table-cell office:value-type="float" office:value="2" table:formula="of:=[.S91]" table:style-name="ce1">
            <text:p>2</text:p>
          </table:table-cell>
          <table:table-cell office:value-type="float" office:value="2" table:formula="of:=[.T91]" table:style-name="ce1">
            <text:p>2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EXTRA_LARGE_STATION_FTL_INHIBITOR_1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ftl_inhibitor_1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"EXTRA_LARGE_STATION_FTL_INHIBITOR_2"</text:p>
          </table:table-cell>
          <table:table-cell office:value-type="string" table:style-name="ce1">
            <text:p>"aura_ftl_inhibitor"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ftl_inhibitor_aura</text:p>
          </table:table-cell>
          <table:table-cell office:value-type="string" table:style-name="ce1">
            <text:p>1</text:p>
          </table:table-cell>
          <table:table-cell table:number-columns-repeated="4" table:style-name="ce1"/>
          <table:table-cell office:value-type="float" office:value="1" table:formula="of:=[.S92]" table:style-name="ce1">
            <text:p>1</text:p>
          </table:table-cell>
          <table:table-cell office:value-type="float" office:value="1" table:formula="of:=[.T92]" table:style-name="ce1">
            <text:p>1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"EXTRA_LARGE_STATION_FTL_INHIBITOR_2"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"GFX_ship_part_ftl_inhibitor_2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125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"ex_aura_components"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"aura_ftl_inhibitor"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ips</text:p>
          </table:table-cell>
          <table:table-cell office:value-type="string" table:style-name="ce1">
            <text:p>hostile_ftl_inhibitor_aura</text:p>
          </table:table-cell>
          <table:table-cell office:value-type="string" table:style-name="ce1">
            <text:p>10</text:p>
          </table:table-cell>
          <table:table-cell table:number-columns-repeated="4" table:style-name="ce1"/>
          <table:table-cell office:value-type="float" office:value="2" table:formula="of:=[.S93]" table:style-name="ce1">
            <text:p>2</text:p>
          </table:table-cell>
          <table:table-cell office:value-type="float" office:value="2" table:formula="of:=[.T93]" table:style-name="ce1">
            <text:p>2</text:p>
          </table:table-cell>
          <table:table-cell office:value-type="string" table:style-name="ce1">
            <text:p>"circle_area_entity"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"ship_aura_negative_entity"</text:p>
          </table:table-cell>
          <table:table-cell office:value-type="string" table:style-name="ce1">
            <text:p>no</text:p>
          </table:table-cell>
          <table:table-cell table:number-columns-repeated="16360" table:style-name="ce1"/>
        </table:table-row>
        <table:table-row table:number-rows-repeated="10484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17-12-25T17:12:02Z</dc:date>
    <meta:editing-cycles>6</meta:editing-cycles>
    <meta:editing-duration>PT0S</meta:editing-duration>
  </office:meta>
</office:document-meta>
</file>